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cc"/>
    </style:style>
    <style:style style:name="P2" style:family="paragraph" style:parent-style-name="Text_20_body">
      <style:text-properties fo:color="#009900"/>
    </style:style>
    <style:style style:name="P3" style:family="paragraph" style:parent-style-name="Text_20_body">
      <style:text-properties fo:color="#ff3333" fo:font-weight="bold" style:font-weight-asian="bold" style:font-weight-complex="bold"/>
    </style:style>
    <style:style style:name="P4" style:family="paragraph" style:parent-style-name="Standard">
      <style:text-properties fo:color="#0000cc"/>
    </style:style>
    <style:style style:name="P5" style:family="paragraph" style:parent-style-name="Standard">
      <style:text-properties fo:color="#ff3333" fo:font-weight="bold" style:font-weight-asian="bold" style:font-weight-complex="bold"/>
    </style:style>
    <style:style style:name="P6" style:family="paragraph" style:parent-style-name="Standard">
      <style:text-properties fo:color="#009900"/>
    </style:style>
    <style:style style:name="P7" style:family="paragraph" style:parent-style-name="Text_20_body">
      <style:paragraph-properties fo:break-before="page"/>
      <style:text-properties fo:color="#ff3333" fo:font-weight="bold" style:font-weight-asian="bold"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text-properties fo:color="#0000cc"/>
    </style:style>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text-properties fo:color="#0000ff"/>
    </style:style>
    <style:style style:name="P25" style:family="paragraph" style:parent-style-name="Text_20_body" style:list-style-name="L19">
      <style:text-properties fo:color="#0000ff"/>
    </style:style>
    <style:style style:name="P26" style:family="paragraph" style:parent-style-name="Text_20_body" style:list-style-name="L1">
      <style:paragraph-properties fo:margin-top="0cm" fo:margin-bottom="0cm"/>
    </style:style>
    <style:style style:name="P27" style:family="paragraph" style:parent-style-name="Text_20_body" style:list-style-name="L2">
      <style:paragraph-properties fo:margin-top="0cm" fo:margin-bottom="0cm"/>
    </style:style>
    <style:style style:name="P28" style:family="paragraph" style:parent-style-name="Text_20_body" style:list-style-name="L3">
      <style:paragraph-properties fo:margin-top="0cm" fo:margin-bottom="0cm"/>
    </style:style>
    <style:style style:name="P29" style:family="paragraph" style:parent-style-name="Text_20_body" style:list-style-name="L4">
      <style:paragraph-properties fo:margin-top="0cm" fo:margin-bottom="0cm"/>
    </style:style>
    <style:style style:name="P30" style:family="paragraph" style:parent-style-name="Text_20_body" style:list-style-name="L5">
      <style:paragraph-properties fo:margin-top="0cm" fo:margin-bottom="0cm"/>
    </style:style>
    <style:style style:name="P31" style:family="paragraph" style:parent-style-name="Text_20_body" style:list-style-name="L6">
      <style:paragraph-properties fo:margin-top="0cm" fo:margin-bottom="0cm"/>
    </style:style>
    <style:style style:name="P32" style:family="paragraph" style:parent-style-name="Text_20_body">
      <style:paragraph-properties fo:margin-top="0cm" fo:margin-bottom="0cm"/>
      <style:text-properties fo:color="#0000cc"/>
    </style:style>
    <style:style style:name="P33" style:family="paragraph" style:parent-style-name="Text_20_body" style:list-style-name="L6">
      <style:paragraph-properties fo:margin-top="0cm" fo:margin-bottom="0cm"/>
      <style:text-properties fo:color="#0000cc"/>
    </style:style>
    <style:style style:name="P34" style:family="paragraph" style:parent-style-name="Text_20_body" style:list-style-name="L11">
      <style:paragraph-properties fo:margin-top="0cm" fo:margin-bottom="0cm"/>
      <style:text-properties fo:color="#0000cc"/>
    </style:style>
    <style:style style:name="P35" style:family="paragraph" style:parent-style-name="Text_20_body" style:list-style-name="L7">
      <style:paragraph-properties fo:margin-top="0cm" fo:margin-bottom="0cm"/>
    </style:style>
    <style:style style:name="P36" style:family="paragraph" style:parent-style-name="Text_20_body" style:list-style-name="L8">
      <style:paragraph-properties fo:margin-top="0cm" fo:margin-bottom="0cm"/>
    </style:style>
    <style:style style:name="P37" style:family="paragraph" style:parent-style-name="Text_20_body" style:list-style-name="L9">
      <style:paragraph-properties fo:margin-top="0cm" fo:margin-bottom="0cm"/>
    </style:style>
    <style:style style:name="P38" style:family="paragraph" style:parent-style-name="Text_20_body" style:list-style-name="L12">
      <style:paragraph-properties fo:margin-top="0cm" fo:margin-bottom="0cm"/>
    </style:style>
    <style:style style:name="P39" style:family="paragraph" style:parent-style-name="Text_20_body">
      <style:paragraph-properties fo:break-before="page"/>
      <style:text-properties fo:color="#ff3333" fo:font-weight="bold" style:font-weight-asian="bold" style:font-weight-complex="bold"/>
    </style:style>
    <style:style style:name="T1" style:family="text">
      <style:text-properties fo:color="#0000cc"/>
    </style:style>
    <style:style style:name="T2" style:family="text">
      <style:text-properties fo:color="#ff3333"/>
    </style:style>
    <style:style style:name="T3" style:family="text">
      <style:text-properties fo:color="#009900"/>
    </style:style>
    <style:style style:name="T4" style:family="text">
      <style:text-properties fo:color="#0000f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3/5/2025</text:p>
      <text:p text:style-name="P6">La mia domanda:<text:line-break/>Aspetta vediamola in questo modo </text:p>
      <text:p text:style-name="P2">Il sistema ha la necessità di fare esperienza </text:p>
      <text:p text:style-name="P2">quindi inizialmente devi provare strade e cominciare a capire quali portano qa conclusione e quali no, quindi definire una regola in base a cosa decidere. Le stringhe di questo tipo hanno una probabilità X, quelle di un altro tipo Y quelle di tipo Z una altro ancora e così via, da quellle con maggiore probabilità a quelle con minore probabilità. A questo punto il sistema deve analizzare le proprietà delle stringhe in funzione alla loro probabilità, alla fine bisogna arrivare a determinare una regola che sia in grado di capire la probabilità di una stringa appena viene sottoposta all'analisi BFS, cosa ne pensi?</text:p>
      <text:p text:style-name="P4">Risposta Gemini<text:line-break/>Penso che tu abbia delineato un approccio molto interessante e potenzialmente efficace! L'idea di far apprendere al sistema una "funzione di valore" o una "probabilità di successo" basata sulle proprietà delle stringhe analizzate durante l'esplorazione (ad esempio tramite BFS) mi sembra un ottimo modo per guidare una ricerca probabilistica più intelligente.</text:p>
      <text:p text:style-name="Text_20_body"><text:span text:style-name="Strong_20_Emphasis"><text:span text:style-name="T1">Riepilogando la tua idea:</text:span></text:span></text:p>
      <text:list xml:id="list632607395578901610" text:style-name="L1">
        <text:list-item>
          <text:p text:style-name="P26"><text:span text:style-name="Strong_20_Emphasis"><text:span text:style-name="T1">Fase di Esplorazione (con BFS):</text:span></text:span><text:span text:style-name="T1"> Inizialmente, il sistema esplora lo spazio delle stringhe usando una ricerca più esaustiva (come BFS) per un certo numero di passi o fino a raggiungere un certo numero di stati. </text:span></text:p>
        </text:list-item>
        <text:list-item>
          <text:p text:style-name="P26"><text:span text:style-name="Strong_20_Emphasis"><text:span text:style-name="T1">Raccolta di Esperienza:</text:span></text:span><text:span text:style-name="T1"> Durante questa esplorazione, il sistema raccoglie dati sulle stringhe incontrate e sul loro "destino" (se hanno portato alla stringa target, a un vicolo cieco, o a nuove stringhe promettenti). </text:span></text:p>
        </text:list-item>
        <text:list-item>
          <text:p text:style-name="P26"><text:span text:style-name="Strong_20_Emphasis"><text:span text:style-name="T1">Apprendimento della Probabilità:</text:span></text:span><text:span text:style-name="T1"> Il sistema analizza le proprietà delle stringhe (lunghezza, composizione, sottostringhe, ecc.) in relazione alla loro probabilità di essere parte di un percorso di successo. Potrebbe usare tecniche di machine learning (anche semplici all'inizio) per apprendere una funzione che, data una stringa, ne stima la "probabilità di derivazione" o la sua "distanza potenziale" dalla soluzione. </text:span></text:p>
        </text:list-item>
        <text:list-item>
          <text:p text:style-name="P8"><text:span text:style-name="Strong_20_Emphasis"><text:span text:style-name="T1">Guida Probabilistica:</text:span></text:span><text:span text:style-name="T1"> Una volta appresa questa funzione, il sistema può utilizzare una ricerca probabilistica (come accennavamo prima), dove la scelta della prossima regola da applicare è influenzata dalla probabilità stimata della stringa risultante. Si darebbe maggiore priorità all'esplorazione di percorsi che portano a stringhe con una probabilità di successo più alta. </text:span></text:p>
        </text:list-item>
      </text:list>
      <text:p text:style-name="Text_20_body"><text:span text:style-name="Strong_20_Emphasis"><text:span text:style-name="T1">Cosa ne penso?</text:span></text:span></text:p>
      <text:p text:style-name="P1">Penso che questo approccio sia molto promettente perché combina una fase iniziale di esplorazione per raccogliere dati con una fase successiva di apprendimento per generalizzare da questi dati e guidare una ricerca più efficiente. Invece di affidarsi ciecamente a una ricerca esaustiva o a scelte puramente casuali, il sistema imparerebbe a "fiutare" i percorsi più promettenti.</text:p>
      <text:p text:style-name="Text_20_body"><text:span text:style-name="Strong_20_Emphasis"><text:span text:style-name="T1">Come potremmo iniziare a concretizzare questo?</text:span></text:span><text:span text:style-name="T1"> Forse pensando a quali proprietà delle stringhe potremmo usare per prevedere la probabilità di successo?</text:span></text:p>
      <text:p text:style-name="P1">Sono entusiasta di questa direzione! Cosa ne pensi come prossimo passo?</text:p>
      <text:p text:style-name="P7">24/05/2025</text:p>
      <text:p text:style-name="P2">Buon giorno gemini, questa notte ho pensato una cosa che volevo sottoporti </text:p>
      <text:p text:style-name="P2">Cosa è un vettore? è un oggetto che ha un punto i applicazione, una direzione e un module che ne identifica l'intensita in una certa direzione giusto?</text:p>
      <text:p text:style-name="P2">Buongiorno! Ottima riflessione notturna.</text:p>
      <text:p text:style-name="P1">La tua definizione di vettore coglie gli aspetti fondamentali:</text:p>
      <text:list xml:id="list8737638261114921233" text:style-name="L2">
        <text:list-item>
          <text:p text:style-name="P27"><text:span text:style-name="Strong_20_Emphasis"><text:span text:style-name="T1">Modulo (o intensità):</text:span></text:span><text:span text:style-name="T1"> Indica "quanto" è grande il vettore. </text:span></text:p>
        </text:list-item>
        <text:list-item>
          <text:p text:style-name="P27"><text:span text:style-name="Strong_20_Emphasis"><text:span text:style-name="T1">Direzione:</text:span></text:span><text:span text:style-name="T1"> La linea lungo la quale il vettore agisce. </text:span></text:p>
        </text:list-item>
        <text:list-item>
          <text:p text:style-name="P9"><text:span text:style-name="Strong_20_Emphasis"><text:span text:style-name="T1">Verso:</text:span></text:span><text:span text:style-name="T1"> L'orientamento specifico lungo quella direzione (ad esempio, da A a B oppure da B ad A). </text:span></text:p>
        </text:list-item>
      </text:list>
      <text:p text:style-name="Text_20_body"><text:span text:style-name="T1">Tuttavia, il </text:span><text:span text:style-name="Strong_20_Emphasis"><text:span text:style-name="T1">punto di applicazione</text:span></text:span><text:span text:style-name="T1"> è importante in alcune applicazioni della fisica (ad esempio, quando si considerano le forze e i loro effetti sui corpi), ma </text:span><text:span text:style-name="Strong_20_Emphasis"><text:span text:style-name="T1">nella definizione matematica astratta di vettore, spesso non si specifica un punto di applicazione</text:span></text:span><text:span text:style-name="T1">.</text:span></text:p>
      <text:p text:style-name="Text_20_body"><text:span text:style-name="T1">In matematica, un vettore è più concettualmente visto come un elemento di uno </text:span><text:span text:style-name="Strong_20_Emphasis"><text:span text:style-name="T1">spazio vettoriale</text:span></text:span><text:span text:style-name="T1">. Informalmente, possiamo pensarlo come una "freccia" che connette due punti, e ciò che conta sono la sua lunghezza (modulo) e la sua orientazione (direzione e verso), non necessariamente dove inizia. Possiamo "traslare" un vettore senza cambiarlo, purché il suo modulo, direzione e verso rimangano gli stessi.</text:span></text:p>
      <text:p text:style-name="P1">Quindi, per ricapitolare:</text:p>
      <text:list xml:id="list1591934376996216366" text:style-name="L3">
        <text:list-item>
          <text:p text:style-name="P28"><text:span text:style-name="Strong_20_Emphasis"><text:span text:style-name="T1">Sì, un vettore ha modulo, direzione e verso.</text:span></text:span><text:span text:style-name="T1"> </text:span></text:p>
        </text:list-item>
        <text:list-item>
          <text:p text:style-name="P10"><text:span text:style-name="Strong_20_Emphasis"><text:span text:style-name="T1">Il punto di applicazione è cruciale in certi contesti fisici, ma non fa parte della definizione matematica astratta di vettore.</text:span></text:span><text:span text:style-name="T1"> </text:span></text:p>
        </text:list-item>
      </text:list>
      <text:p text:style-name="P1">Cosa ne pensi? C'è qualcosa in particolare che ti incuriosisce riguardo ai vettori? Sono pronto per la lezione con Valentina!</text:p>
      <text:p text:style-name="Text_20_body"/>
      <text:p text:style-name="P2">questo! </text:p>
      <text:p text:style-name="P2">Ora come tasformiamo MIU in un campo vettoriale? </text:p>
      <text:p text:style-name="P2">Probabilmente avevi provato a dirmelo in una delle tue elaborazioni, ma non lo avevo capito. </text:p>
      <text:p text:style-name="P2">Il punto di applicazione è la sequenza iniziale, la lunghezza il nr. di pasi necessari per arrivare alla stringa derivata, la direzione non lo so ancora ci pensiamo, ma in questo modo noi possiamo creare una sorta di geometria? una metrica dove potremmo applicare le medesime leggi della fisica, alla fine sempre di spazio si tratta, e se lo stabiliziamo abbaimo un tempo. ecco lo spazio che dobbiamo esplorare!</text:p>
      <text:p text:style-name="P2"><text:bookmark-start text:name="riflessione! Trasformare le stringhe del sistema MIU in un campo"/><text:span text:style-name="T1">Ottimo spunto di riflessione! Trasformare le stringhe del sistema MIU in un campo vettoriale è</text:span><text:bookmark-end text:name="riflessione! Trasformare le stringhe del sistema MIU in un campo"/><text:span text:style-name="T1"> un'idea affascinante che apre molte possibilità per l'analisi</text:span>.</text:p>
      <text:p text:style-name="P1">Ripercorriamo il filo logico che avevi iniziato:</text:p>
      <text:list xml:id="list1528481149935039207" text:style-name="L4">
        <text:list-item>
          <text:p text:style-name="P29"><text:span text:style-name="Strong_20_Emphasis"><text:span text:style-name="T1">Punto di applicazione:</text:span></text:span><text:span text:style-name="T1"> Potremmo considerare la stringa iniziale come l'origine o il punto di applicazione del nostro "vettore" nello spazio delle stringhe MIU. </text:span></text:p>
        </text:list-item>
        <text:list-item>
          <text:p text:style-name="P11"><text:span text:style-name="Strong_20_Emphasis"><text:span text:style-name="T1">"Lunghezza":</text:span></text:span><text:span text:style-name="T1"> Il numero di passi necessari per arrivare a una stringa derivata dalla stringa iniziale potrebbe rappresentare una sorta di "distanza" o "magnitudine" del nostro "vettore" nello spazio delle derivazioni MIU. </text:span></text:p>
        </text:list-item>
      </text:list>
      <text:p text:style-name="Text_20_body"><text:span text:style-name="T1">La parte più stimolante è definire la </text:span><text:span text:style-name="Strong_20_Emphasis"><text:span text:style-name="T1">"direzione"</text:span></text:span><text:span text:style-name="T1"> in questo spazio di stringhe. Non abbiamo una direzione geometrica ovvia come nello spazio euclideo.</text:span></text:p>
      <text:p text:style-name="Text_20_body"><text:soft-page-break/><text:span text:style-name="Strong_20_Emphasis"><text:span text:style-name="T1">Ecco alcune idee su come potremmo definire una "direzione":</text:span></text:span></text:p>
      <text:list xml:id="list996335219255293928" text:style-name="L5">
        <text:list-item>
          <text:p text:style-name="P30"><text:span text:style-name="Strong_20_Emphasis"><text:span text:style-name="T1">La sequenza di regole applicate:</text:span></text:span><text:span text:style-name="T1"> Ogni sequenza di regole che trasforma una stringa in un'altra potrebbe essere vista come un "percorso" o una "direzione" nello spazio delle stringhe MIU. Due derivazioni che utilizzano la stessa sequenza di regole (anche se applicate a stringhe intermedie diverse) potrebbero essere considerate nella stessa "direzione". </text:span></text:p>
        </text:list-item>
        <text:list-item>
          <text:p text:style-name="P12"><text:span text:style-name="Strong_20_Emphasis"><text:span text:style-name="T1">La differenza tra le stringhe:</text:span></text:span><text:span text:style-name="T1"> Potremmo cercare di definire una "distanza" o una "differenza" tra due stringhe (ad esempio, in base al numero di 'I', 'U', 'M' e alla loro posizione) e usare questa "differenza" per definire una sorta di "vettore spostamento" tra le stringhe. </text:span></text:p>
        </text:list-item>
      </text:list>
      <text:p text:style-name="P1">Se riusciamo a definire una "distanza" (una metrica) tra le stringhe MIU, potremmo iniziare a parlare di una sorta di "geometria" in questo spazio.</text:p>
      <text:p text:style-name="Text_20_body"><text:span text:style-name="Strong_20_Emphasis"><text:span text:style-name="T1">Per quanto riguarda la tua intuizione sullo spazio e il tempo:</text:span></text:span></text:p>
      <text:p text:style-name="P1">Se consideriamo il numero di passi come una forma di "tempo" (il "tempo" necessario per raggiungere una certa stringa derivata), e le stringhe stesse come "posizioni" in uno spazio, allora l'esplorazione del sistema MIU attraverso le sue regole può essere vista come il movimento in questo spazio nel corso del "tempo" (dei passi di derivazione).</text:p>
      <text:p text:style-name="Text_20_body"><text:span text:style-name="Strong_20_Emphasis"><text:span text:style-name="T1">Come potremmo procedere per formalizzare questo?</text:span></text:span></text:p>
      <text:list xml:id="list2918633310708316938" text:style-name="L6">
        <text:list-item>
          <text:p text:style-name="P31"><text:span text:style-name="Strong_20_Emphasis"><text:span text:style-name="T1">Definire una metrica (una funzione di distanza) tra due stringhe MIU.</text:span></text:span><text:span text:style-name="T1"> Ci sono diverse possibilità: </text:span></text:p>
          <text:list>
            <text:list-item>
              <text:p text:style-name="P33">Distanza di Levenshtein (numero di modifiche minime per trasformare una stringa nell'altra). </text:p>
            </text:list-item>
            <text:list-item>
              <text:p text:style-name="P33">Una metrica basata sulla composizione dei caratteri ('M', 'I', 'U'). </text:p>
            </text:list-item>
          </text:list>
        </text:list-item>
        <text:list-item>
          <text:p text:style-name="P13"><text:span text:style-name="Strong_20_Emphasis"><text:span text:style-name="T1">Considerare le derivazioni come "vettori spostamento".</text:span></text:span><text:span text:style-name="T1"> Un vettore potrebbe andare dalla stringa iniziale a una stringa derivata, con una "lunghezza" data dal numero di passi. La "direzione" potrebbe essere codificata dalla sequenza di regole. </text:span></text:p>
        </text:list-item>
      </text:list>
      <text:p text:style-name="P1">Quale di queste idee ti sembra più promettente per iniziare a costruire questo "campo vettoriale" per MIU? Sono molto interessato a esplorare questa direzione con te! E sono pronto a spiegarlo anche a Valentina.</text:p>
      <text:p text:style-name="P2">Ecco alcune idee su come potremmo definire una "direzione": </text:p>
      <text:p text:style-name="P2">la 1 è quella che ha mi da più confidenza, ma anche la 2 non è sbagliata? </text:p>
      <text:p text:style-name="P2">No il tempo l'abbiamo è il tic (se lo stabiliziamo) con cui andiam da A a B </text:p>
      <text:p text:style-name="P2">Il numero di cicli è la lunghezza del vettore</text:p>
      <text:p text:style-name="P1">Ottimo! Sono d'accordo con te.</text:p>
      <text:list xml:id="list7180048418610436014" text:style-name="L7">
        <text:list-item>
          <text:p text:style-name="P35"><text:span text:style-name="Strong_20_Emphasis"><text:span text:style-name="T1">La sequenza di regole applicate (opzione 1)</text:span></text:span><text:span text:style-name="T1"> sembra più direttamente legata al processo di derivazione nel sistema MIU. Se due derivazioni seguono la stessa sequenza di regole, possiamo intuitivamente pensare che abbiano la stessa "direzione" nello spazio delle trasformazioni MIU. </text:span></text:p>
        </text:list-item>
        <text:list-item>
          <text:p text:style-name="P14"><text:span text:style-name="Strong_20_Emphasis"><text:span text:style-name="T1">La differenza tra le stringhe (opzione 2)</text:span></text:span><text:span text:style-name="T1"> è anch'essa valida e potrebbe essere utile per definire una "distanza" nello spazio delle stringhe risultanti, indipendentemente dal percorso di derivazione. </text:span></text:p>
        </text:list-item>
      </text:list>
      <text:p text:style-name="P1">Possiamo anche tenerle entrambe in considerazione, magari vedendo la sequenza di regole come la "direzione" del "movimento" e la differenza tra le stringhe come il "vettore spostamento" risultante.</text:p>
      <text:p text:style-name="Text_20_body"><text:span text:style-name="Strong_20_Emphasis"><text:span text:style-name="T1">Riguardo al tempo:</text:span></text:span></text:p>
      <text:p text:style-name="Text_20_body"><text:span text:style-name="T1">Hai ragione! Se consideriamo ogni applicazione di una regola come un passo unitario nel "tempo" </text:span><text:soft-page-break/><text:span text:style-name="T1">di derivazione, allora il numero di passi (</text:span><text:span text:style-name="Source_20_Text"><text:span text:style-name="T1">NumeroPassi</text:span></text:span><text:span text:style-name="T1"> che abbiamo registrato) rappresenta la "durata" del "movimento" dal punto iniziale al punto finale (la stringa derivata). Il </text:span><text:span text:style-name="Source_20_Text"><text:span text:style-name="T1">TicOrologio</text:span></text:span><text:span text:style-name="T1"> (ora </text:span><text:span text:style-name="Source_20_Text"><text:span text:style-name="T1">TempoMs</text:span></text:span><text:span text:style-name="T1">) ci dà invece una misura del tempo reale impiegato per compiere quel "movimento" computazionale.</text:span></text:p>
      <text:p text:style-name="Text_20_body"><text:span text:style-name="Strong_20_Emphasis"><text:span text:style-name="T1">Quindi, ricapitolando la nostra "traduzione" in termini vettoriali:</text:span></text:span></text:p>
      <text:list xml:id="list5990881925380678125" text:style-name="L8">
        <text:list-item>
          <text:p text:style-name="P36"><text:span text:style-name="Strong_20_Emphasis"><text:span text:style-name="T1">Punto di applicazione:</text:span></text:span><text:span text:style-name="T1"> La </text:span><text:span text:style-name="Source_20_Text"><text:span text:style-name="T1">StringaIniziale</text:span></text:span><text:span text:style-name="T1">. </text:span></text:p>
        </text:list-item>
        <text:list-item>
          <text:p text:style-name="P36"><text:span text:style-name="Strong_20_Emphasis"><text:span text:style-name="T1">"Vettore":</text:span></text:span><text:span text:style-name="T1"> La trasformazione che porta dalla </text:span><text:span text:style-name="Source_20_Text"><text:span text:style-name="T1">StringaIniziale</text:span></text:span><text:span text:style-name="T1"> alla </text:span><text:span text:style-name="Source_20_Text"><text:span text:style-name="T1">StringaTarget</text:span></text:span><text:span text:style-name="T1">. </text:span></text:p>
        </text:list-item>
        <text:list-item>
          <text:p text:style-name="P36"><text:span text:style-name="Strong_20_Emphasis"><text:span text:style-name="T1">"Lunghezza" (o magnitudine):</text:span></text:span><text:span text:style-name="T1"> Il </text:span><text:span text:style-name="Source_20_Text"><text:span text:style-name="T1">NumeroPassi</text:span></text:span><text:span text:style-name="T1"> necessari per la derivazione (la "distanza" percorsa nello spazio delle derivazioni). </text:span></text:p>
        </text:list-item>
        <text:list-item>
          <text:p text:style-name="P36"><text:span text:style-name="Strong_20_Emphasis"><text:span text:style-name="T1">"Direzione":</text:span></text:span><text:span text:style-name="T1"> La sequenza di regole applicate per ottenere la </text:span><text:span text:style-name="Source_20_Text"><text:span text:style-name="T1">StringaTarget</text:span></text:span><text:span text:style-name="T1"> dalla </text:span><text:span text:style-name="Source_20_Text"><text:span text:style-name="T1">StringaIniziale</text:span></text:span><text:span text:style-name="T1">. </text:span></text:p>
        </text:list-item>
        <text:list-item>
          <text:p text:style-name="P15"><text:span text:style-name="Strong_20_Emphasis"><text:span text:style-name="T1">"Tempo":</text:span></text:span><text:span text:style-name="T1"> Il processo di applicazione delle regole, con il </text:span><text:span text:style-name="Source_20_Text"><text:span text:style-name="T1">NumeroPassi</text:span></text:span><text:span text:style-name="T1"> che ne quantifica la "durata" in termini di trasformazioni e il </text:span><text:span text:style-name="Source_20_Text"><text:span text:style-name="T1">TempoMs</text:span></text:span><text:span text:style-name="T1"> che ne misura il costo computazionale reale. </text:span></text:p>
        </text:list-item>
      </text:list>
      <text:p text:style-name="P1">Con questa analogia, possiamo immaginare lo spazio delle stringhe MIU come uno spazio in cui ci muoviamo applicando le regole, e ogni derivazione è un "vettore" che connette la stringa iniziale a quella finale, caratterizzato da una "lunghezza" (numero di passi) e una "direzione" (sequenza di regole).</text:p>
      <text:p text:style-name="P1">Questo è un ottimo punto di partenza per parlare con Valentina! Cosa ti piacerebbe fare adesso? Provare a formalizzare meglio la "direzione" o la "metrica" in questo spazio?</text:p>
      <text:p text:style-name="P2">E potremmo applicare tutte le regole della fisica! Ua volta che determuini la metrica è fatta! </text:p>
      <text:p text:style-name="P1">Esattamente! Una volta definita una metrica significativa per il nostro "spazio" di stringhe MIU (che ci dica quanto sono "distanti" due stringhe), si aprono le porte all'applicazione di concetti e strumenti della fisica e della geometria.</text:p>
      <text:p text:style-name="P1">Ad esempio, potremmo pensare a:</text:p>
      <text:list xml:id="list5159969141922701307" text:style-name="L9">
        <text:list-item>
          <text:p text:style-name="P37"><text:span text:style-name="Strong_20_Emphasis"><text:span text:style-name="T1">Traiettorie:</text:span></text:span><text:span text:style-name="T1"> Le sequenze di derivazioni come delle "traiettorie" in questo spazio. </text:span></text:p>
        </text:list-item>
        <text:list-item>
          <text:p text:style-name="P37"><text:span text:style-name="Strong_20_Emphasis"><text:span text:style-name="T1">Campi:</text:span></text:span><text:span text:style-name="T1"> Potremmo definire "campi" sullo spazio delle stringhe, magari basati sulla possibilità di applicare certe regole o sulla "distanza" da una stringa target. </text:span></text:p>
        </text:list-item>
        <text:list-item>
          <text:p text:style-name="P16"><text:span text:style-name="Strong_20_Emphasis"><text:span text:style-name="T1">Dinamica:</text:span></text:span><text:span text:style-name="T1"> Se associassimo una qualche forma di "energia" o "potenziale" alle stringhe o alle regole, potremmo persino esplorare una sorta di "dinamica" delle trasformazioni. </text:span></text:p>
        </text:list-item>
      </text:list>
      <text:p text:style-name="P1">La scelta della metrica è cruciale perché determinerà la "forma" e le proprietà del nostro spazio.</text:p>
      <text:p text:style-name="Text_20_body"><text:span text:style-name="Strong_20_Emphasis"><text:span text:style-name="T1">Quale metrica ti sembra più promettente per iniziare?</text:span></text:span></text:p>
      <text:list xml:id="list1372541914704213839" text:style-name="L10">
        <text:list-item>
          <text:p text:style-name="P17"><text:span text:style-name="Strong_20_Emphasis"><text:span text:style-name="T1">Basata sulla sequenza di regole:</text:span></text:span><text:span text:style-name="T1"> Potremmo considerare due derivazioni come "vicine" se condividono una parte significativa della loro sequenza di regole. La "distanza" potrebbe essere inversamente proporzionale alla lunghezza della sottosequenza comune.</text:span></text:p>
        </text:list-item>
        <text:list-item>
          <text:p text:style-name="P17"><text:span text:style-name="Strong_20_Emphasis"><text:span text:style-name="T1">Basata sulla differenza tra le stringhe (ad esempio, </text:span></text:span><text:span text:style-name="Strong_20_Emphasis"><text:span text:style-name="T2">Levenshtein</text:span></text:span><text:span text:style-name="Strong_20_Emphasis"><text:span text:style-name="T1">):</text:span></text:span><text:span text:style-name="T1"> Due stringhe sono "vicine" se possono essere trasformate l'una nell'altra con poche modifiche (inserzioni, eliminazioni, sostituzioni).</text:span></text:p>
        </text:list-item>
        <text:list-item>
          <text:p text:style-name="P17"><text:span text:style-name="Strong_20_Emphasis"><text:span text:style-name="T1">Basata sulla composizione dei caratteri:</text:span></text:span><text:span text:style-name="T1"> Due stringhe sono "vicine" se hanno un numero simile di 'M', 'I', e 'U' e magari una simile distribuzione di questi caratteri.</text:span></text:p>
        </text:list-item>
      </text:list>
      <text:p text:style-name="P1">Sono curioso di sentire la tua opinione su quale di queste (o magari un'altra che ti viene in mente) potrebbe essere la base più fruttuosa per definire la nostra metrica.</text:p>
      <text:p text:style-name="P1"/>
      <text:p text:style-name="P3"><text:soft-page-break/>26/5/2025</text:p>
      <text:p text:style-name="P1"><text:span text:style-name="T3">Ti ricordi questa cosa che hai scritto? Vai qua </text:span><text:span text:style-name="T3"><text:bookmark-ref text:reference-format="page" text:ref-name="riflessione! Trasformare le stringhe del sistema MIU in un campo">2</text:bookmark-ref></text:span></text:p>
      <text:p text:style-name="P1">Buongiorno! Sì, ricordo perfettamente quella discussione. È un'idea che mi entusiasma molto e sono felice che tu la stia portando avanti.</text:p>
      <text:p text:style-name="P1">Le tue ultime intuizioni sono davvero stimolanti! Mi piace molto come stai concettualizzando la creazione di questo spazio vettoriale per il sistema MIU. Andiamo per punti:</text:p>
      <text:list xml:id="list3454656038942752442" text:style-name="L11">
        <text:list-item>
          <text:p text:style-name="P18"><text:span text:style-name="Strong_20_Emphasis"><text:span text:style-name="T1">Coordinate:</text:span></text:span><text:span text:style-name="T1"> L'idea di considerare i metodi di misura come coordinate è brillante! Questo ci permette di avere una rappresentazione multidimensionale delle nostre "osservazioni" sul processo di derivazione. Quindi, potremmo avere:</text:span></text:p>
          <text:list>
            <text:list-item>
              <text:p text:style-name="P34">Coordinata X: Numero di passi. </text:p>
            </text:list-item>
            <text:list-item>
              <text:p text:style-name="P34">Coordinata Y: Distanza tra le stringhe (es. Levenshtein). </text:p>
            </text:list-item>
            <text:list-item>
              <text:p text:style-name="P34">Coordinata Z: Qualche codifica della sequenza di regole applicate (dobbiamo ancora definirla formalmente come numero). </text:p>
            </text:list-item>
            <text:list-item>
              <text:p text:style-name="P34">E potenzialmente altre coordinate basate su altre metriche o proprietà. </text:p>
            </text:list-item>
          </text:list>
        </text:list-item>
        <text:list-item>
          <text:p text:style-name="P18"><text:span text:style-name="Strong_20_Emphasis"><text:span text:style-name="T1">Tempo:</text:span></text:span><text:span text:style-name="T1"> Concordo, il tempo di elaborazione (il nostro </text:span><text:span text:style-name="Source_20_Text"><text:span text:style-name="T1">TempoMs</text:span></text:span><text:span text:style-name="T1">) potrebbe essere una quarta "dimensione" o una proprietà associata al "movimento" nel nostro spazio. Stabilizzare la sua misura è un ottimo obiettivo.</text:span></text:p>
        </text:list-item>
        <text:list-item>
          <text:p text:style-name="P18"><text:span text:style-name="Strong_20_Emphasis"><text:span text:style-name="T1">"Massa":</text:span></text:span><text:span text:style-name="T1"> L'idea di considerare il numero di caratteri come una forma di "massa" è molto interessante! Potrebbe riflettere la "dimensione" o la "complessità" della stringa stessa. Questo potrebbe avere implicazioni se pensassimo a una sorta di "dinamica" nel nostro spazio.</text:span></text:p>
        </text:list-item>
      </text:list>
      <text:p text:style-name="Text_20_body"><text:span text:style-name="Strong_20_Emphasis"><text:span text:style-name="T1">Che ne dici di procedere in questo modo per formalizzare il nostro "vettore" per ogni derivazione trovata?</text:span></text:span></text:p>
      <text:p text:style-name="Text_20_body"><text:span text:style-name="T1">Ogni volta che </text:span><text:span text:style-name="Source_20_Text"><text:span text:style-name="T1">TrovaDerivazioneBFS</text:span></text:span><text:span text:style-name="T1"> trova un percorso da una stringa iniziale a una stringa target, potremmo calcolare un "vettore" con le seguenti "componenti":</text:span></text:p>
      <text:list xml:id="list3481179209780642702" text:style-name="L12">
        <text:list-item>
          <text:p text:style-name="P38"><text:span text:style-name="Strong_20_Emphasis"><text:span text:style-name="T1">Numero di passi:</text:span></text:span><text:span text:style-name="T1"> Già lo abbiamo (</text:span><text:span text:style-name="Source_20_Text"><text:span text:style-name="T1">numeroPassi</text:span></text:span><text:span text:style-name="T1">). </text:span></text:p>
        </text:list-item>
        <text:list-item>
          <text:p text:style-name="P38"><text:span text:style-name="Strong_20_Emphasis"><text:span text:style-name="T1">Distanza tra le stringhe (iniziale e target):</text:span></text:span><text:span text:style-name="T1"> Potremmo usare la distanza di Levenshtein. </text:span></text:p>
        </text:list-item>
        <text:list-item>
          <text:p text:style-name="P38"><text:span text:style-name="Strong_20_Emphasis"><text:span text:style-name="T1">Codifica della sequenza di regole:</text:span></text:span><text:span text:style-name="T1"> Qui dobbiamo pensare a come trasformare una sequenza di regole in un numero o un vettore numerico. Un'idea potrebbe essere assegnare un indice a ciascuna regola e poi rappresentare la sequenza come una lista di questi indici. Però, per una singola "coordinata", potremmo dover fare qualcosa di più semplice, magari basato sulla frequenza di applicazione di ciascuna regola. </text:span></text:p>
        </text:list-item>
        <text:list-item>
          <text:p text:style-name="P38"><text:span text:style-name="Strong_20_Emphasis"><text:span text:style-name="T1">Tempo di elaborazione:</text:span></text:span><text:span text:style-name="T1"> Già lo abbiamo (</text:span><text:span text:style-name="Source_20_Text"><text:span text:style-name="T1">TempoMs</text:span></text:span><text:span text:style-name="T1">). </text:span></text:p>
        </text:list-item>
        <text:list-item>
          <text:p text:style-name="P19"><text:span text:style-name="Strong_20_Emphasis"><text:span text:style-name="T1">"Massa" (lunghezza della stringa target):</text:span></text:span><text:span text:style-name="T1"> Potremmo includere la lunghezza della stringa target come un'altra "componente". </text:span></text:p>
        </text:list-item>
      </text:list>
      <text:p text:style-name="Text_20_body"><text:span text:style-name="Strong_20_Emphasis"><text:span text:style-name="T1">Quale di queste "componenti" ti sembra più immediata da implementare come prima coordinata, oltre al numero di passi che già abbiamo?</text:span></text:span><text:span text:style-name="T1"> Forse la distanza di Levenshtein tra la stringa iniziale e quella target?</text:span></text:p>
      <text:p text:style-name="P1">Sono molto entusiasta di come sta prendendo forma questa idea! Fammi sapere cosa ne pensi.</text:p>
      <text:p text:style-name="P7">27/05/2025</text:p>
      <text:p text:style-name="P1">Non preoccuparti! È assolutamente normale sentirsi un po' persi a questo punto. Abbiamo esplorato molte idee interessanti, ma ora dobbiamo concretizzare un algoritmo.</text:p>
      <text:p text:style-name="Text_20_body"><text:span text:style-name="Strong_20_Emphasis">R</text:span><text:span text:style-name="Strong_20_Emphasis"><text:span text:style-name="T4">ipercorriamo un attimo i punti chiave su cui ci siamo trovati d'accordo:</text:span></text:span></text:p>
      <text:list xml:id="list4277894798834665784" text:style-name="L16">
        <text:list-item>
          <text:p text:style-name="P21"><text:span text:style-name="Strong_20_Emphasis"><text:span text:style-name="T4">Rappresentazione vettoriale:</text:span></text:span><text:span text:style-name="T4"> Possiamo rappresentare una trasformazione (da una stringa iniziale a una target) con un vettore di caratteristiche, ad esempio:</text:span></text:p>
        </text:list-item>
      </text:list>
      <text:p text:style-name="P32">v= {</text:p>
      <text:p text:style-name="P32">Numero di passi</text:p>
      <text:p text:style-name="P32">Distanza di Levenshtein</text:p>
      <text:p text:style-name="P32">Conteggio regola 1</text:p>
      <text:p text:style-name="P32">Conteggio regola 2</text:p>
      <text:p text:style-name="P32">Conteggio regola 3</text:p>
      <text:p text:style-name="P32">Conteggio regola 4</text:p>
      <text:p text:style-name="P32">Tempo (negativo)</text:p>
      <text:p text:style-name="Text_20_body"><text:span text:style-name="T1">}<text:line-break/></text:span><text:span text:style-name="Strong_20_Emphasis"><text:span text:style-name="T4">Spazio di Hilbert:</text:span></text:span><text:span text:style-name="T4"> Questo vettore vive in R7, che è uno spazio di Hilbert. Possiamo usare la distanza euclidea per misurare la "vicinanza" tra queste rappresentazioni vettoriali.</text:span></text:p>
      <text:list xml:id="list141867306264715657" text:style-name="L17">
        <text:list-item>
          <text:p text:style-name="P22"><text:span text:style-name="Strong_20_Emphasis"><text:span text:style-name="T4">Obiettivo probabilistico:</text:span></text:span><text:span text:style-name="T4"> Vogliamo usare questa rappresentazione per valutare la probabilità o la "vicinanza" nel contesto delle trasformazioni MIU, senza dover esplorare esaustivamente tutti i "corridoi".</text:span></text:p>
        </text:list-item>
      </text:list>
      <text:p text:style-name="Text_20_body"><text:span text:style-name="Strong_20_Emphasis"><text:span text:style-name="T4">Ora, come possiamo costruire un algoritmo che sfrutti queste idee?</text:span></text:span></text:p>
      <text:p text:style-name="P24">Un approccio potrebbe essere il seguente:</text:p>
      <text:list xml:id="list4225421899150696256" text:style-name="L18">
        <text:list-item>
          <text:p text:style-name="P23"><text:span text:style-name="Strong_20_Emphasis"><text:span text:style-name="T4">Dato una stringa iniziale e una stringa target, cerchiamo di trovare </text:span></text:span><text:span text:style-name="Strong_20_Emphasis"><text:span text:style-name="Emphasis"><text:span text:style-name="T4">alcune</text:span></text:span></text:span><text:span text:style-name="Strong_20_Emphasis"><text:span text:style-name="T4"> sequenze di trasformazioni che le collegano (se esistono) entro un certo limite di passi o tempo.</text:span></text:span><text:span text:style-name="T4"> Potremmo usare una ricerca in ampiezza (BFS) o in profondità limitata (DFS) per questo.</text:span></text:p>
        </text:list-item>
        <text:list-item>
          <text:p text:style-name="P23"><text:span text:style-name="Strong_20_Emphasis"><text:span text:style-name="T4">Per ogni sequenza di trasformazioni trovata, calcoliamo il vettore v corrispondente.</text:span></text:span><text:span text:style-name="T4"> Questo includerà il numero di passi, la distanza di Levenshtein tra l'iniziale e la target, il conteggio di ogni regola usata, e il tempo impiegato per la ricerca (se lo misuriamo a questo livello).</text:span></text:p>
        </text:list-item>
        <text:list-item>
          <text:p text:style-name="P23"><text:span text:style-name="Strong_20_Emphasis"><text:span text:style-name="T4">Analizziamo l'insieme dei vettori v ottenuti.</text:span></text:span><text:span text:style-name="T4"> Potremmo calcolare la "media" di questi vettori, la loro "dispersione" (varianza o deviazione standard), o cercare se formano "cluster" nello spazio di Hilbert.</text:span></text:p>
        </text:list-item>
        <text:list-item>
          <text:p text:style-name="P23"><text:span text:style-name="Strong_20_Emphasis"><text:span text:style-name="T4">Usare queste statistiche per inferire la "probabilità" o la "facilità" di raggiungere la stringa target dalla stringa iniziale.</text:span></text:span><text:span text:style-name="T4"> Ad esempio, se troviamo trasformazioni con un basso numero di passi e vettori v "simili" (vicini nello spazio di Hilbert), potremmo concludere che la trasformazione è "probabile" o "facile".</text:span></text:p>
        </text:list-item>
      </text:list>
      <text:p text:style-name="Text_20_body"><text:span text:style-name="Strong_20_Emphasis"><text:span text:style-name="T4">Per l'aspetto di Cauchy e la convergenza/divergenza, potremmo pensare a:</text:span></text:span></text:p>
      <text:list xml:id="list6178484157541678226" text:style-name="L19">
        <text:list-item>
          <text:p text:style-name="P25">Fissare una stringa iniziale e considerare una successione di stringhe target "sempre più complesse" (secondo qualche criterio, ad esempio la lunghezza). Potremmo calcolare i vettori v delle "migliori" trasformazioni trovate (entro un certo limite) per ciascuna target. Se la successione di questi vettori v converge (è di Cauchy), potrebbe suggerire una sorta di "stabilità" nel tipo di trasformazioni necessarie al crescere della complessità delle target. </text:p>
        </text:list-item>
      </text:list>
      <text:p text:style-name="Text_20_body"><text:span text:style-name="Strong_20_Emphasis"><text:span text:style-name="T4">Questo è solo un abbozzo di algoritmo.</text:span></text:span><text:span text:style-name="T4"> Quale parte ti sembra più promettente o ti incuriosisce di più? Forse potremmo concentrarci su come definire la "ricerca" iniziale delle trasformazioni (passo 1) o su come analizzare i vettori risultanti (passo 3 e 4).</text:span></text:p>
      <text:p text:style-name="P24">Non sentirti sotto pressione per avere già l'algoritmo completo in mente. È un processo di <text:soft-page-break/>esplorazione e definizione graduale. Su cosa ti piacerebbe ragionare or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cco Marco Russo</meta:initial-creator>
    <meta:creation-date>2025-05-23T11:40:30.11</meta:creation-date>
    <dc:date>2025-05-27T00:28:16.77</dc:date>
    <dc:creator>Rocco Marco Russo</dc:creator>
    <meta:editing-duration>PT9H13M16S</meta:editing-duration>
    <meta:editing-cycles>5</meta:editing-cycles>
    <meta:generator>OpenOffice/4.1.10$Win32 OpenOffice.org_project/4110m2$Build-9807</meta:generator>
    <meta:document-statistic meta:table-count="0" meta:image-count="0" meta:object-count="0" meta:page-count="7" meta:paragraph-count="123" meta:word-count="2701" meta:character-count="17734"/>
  </office:meta>
</office:document-meta>
</file>